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BBE22E965D071582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Roboto Slab" svg:font-family="'Roboto Slab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line-height="115%" fo:text-align="start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bc34a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Roboto Slab" style:font-size-asian="18pt" style:font-style-asian="normal" style:font-weight-asian="normal" style:font-name-complex="Roboto Slab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Gestione dei led tramite arduino e web app</text:p>
          </draw:text-box>
        </draw:frame>
        <draw:frame presentation:style-name="pr2" draw:text-style-name="P2" draw:layer="layout" svg:width="25.2cm" svg:height="10.548cm" svg:x="1.4cm" svg:y="3.8cm" presentation:class="subtitle">
          <draw:text-box>
            <text:p text:style-name="P1"><text:span text:style-name="T1"/></text:p>
            <text:p><text:span text:style-name="T1"/></text:p>
            <text:p><text:span text:style-name="T1"/></text:p>
            <text:p><text:span text:style-name="T1">WEB APP PER GESTIRE 3 LED TRAMITE UN LOGIN UTENTE E TRAMITE UNA FASE DI TEST, CON LOGIN ADMIN PER TESTARE I LED TRAMITE SENSORE DI LUMINOSITA’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465cm" svg:x="6.6cm" svg:y="0.368cm" presentation:class="title" presentation:user-transformed="true">
          <draw:text-box>
            <text:p><text:span text:style-name="T2">Perché ho pensato questa web app ? 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Oramai andremo incontro verso la domotica. Il mio progetto si avvicina a questi ideali fornendo agli utenti l’opzione di spegnere e accendere 3 led. Pensare nella fase della giornata, in cui la sera, nel letto, con le luce ancora accesa, si vuole spegnere la luce senza alzarci. Il mio progetto viene incontro a questa esigenza. Si potrebbe pensare all’implementazione della gestione di un condizionatore, per trovare la casa riscaldata o fresca a seconda delle esigenz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465cm" svg:x="6.6cm" svg:y="0.368cm" presentation:class="title" presentation:user-transformed="true">
          <draw:text-box>
            <text:p><text:span text:style-name="T2">A chi serve questa web app?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3">Principalmente a due categorie di persone :</text:span></text:p>
              </text:list-header>
              <text:list-item>
                <text:p text:style-name="P4"><text:span text:style-name="T3">Utenti Privati:</text:span></text:p>
                <text:list>
                  <text:list-header>
                    <text:p text:style-name="P5"><text:span text:style-name="T3">Per effettuare gestire i led della propria casa</text:span></text:p>
                  </text:list-header>
                </text:list>
              </text:list-item>
              <text:list-item>
                <text:p text:style-name="P4"><text:span text:style-name="T3">Tecnici Qualificati:</text:span></text:p>
                <text:list>
                  <text:list-header>
                    <text:p text:style-name="P5"><text:span text:style-name="T3">Per gestire piccoli problemi senza la necessita’ di presentarsi in loco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465cm" svg:x="6.6cm" svg:y="0.368cm" presentation:class="title" presentation:user-transformed="true">
          <draw:text-box>
            <text:p><text:span text:style-name="T2">Le tecnologie che vorrei usare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>Ho pensato di usare il microframework flask di python, html, css, javascript,mongoDB, arduino, pyduino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01cm" svg:x="6.6cm" svg:y="0.3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>Realizzato da </text:p>
              </text:list-header>
              <text:list-item>
                <text:p><text:span text:style-name="T3">Stabilito Damiano Antonio | 0124001595</text:span></text:p>
              </text:list-item>
              <text:list-item>
                <text:p><text:span text:style-name="T3">Simone Verrengia <text:s/>| 012400157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Roboto Slab" svg:font-family="'Roboto Slab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4:42:36.485950035</meta:creation-date>
    <meta:editing-duration>PT6M58S</meta:editing-duration>
    <meta:editing-cycles>2</meta:editing-cycles>
    <meta:generator>LibreOffice/6.0.7.3$Linux_X86_64 LibreOffice_project/00m0$Build-3</meta:generator>
    <dc:title>Metropolis</dc:title>
    <dc:date>2019-09-26T15:00:37.084107418</dc:date>
    <meta:document-statistic meta:object-count="42"/>
  </office:meta>
</office:document-meta>
</file>